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u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range</text:p>
          </table:table-cell>
          <table:table-cell table:number-columns-repeated="16382"/>
        </table:table-row>
        <table:table-row table:style-name="ro1">
          <table:table-cell office:value-type="float" office:value="1.64362191442635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1479067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51530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552368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589450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62623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1662227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1698275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735253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771522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8084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844643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881049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1916367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1952711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1989677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2026823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063124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099129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135502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17221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20908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245223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281436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318387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35564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39228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428937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465285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500757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536516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57441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611029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64696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6839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721345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758786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795027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831900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868198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90653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943779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2981014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01814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05523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092154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128569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165757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202643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23865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275967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31234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349435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386674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423892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46015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497593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535061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572366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609343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645494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682859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719194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756752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79365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83066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867685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904416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3941246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3977137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013685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04967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085542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120637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15655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191909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228815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26567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30271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339864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376379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414294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450957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487636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523894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561095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599373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635770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672262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70966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746832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783908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820562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857452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89372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4931079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table:number-columns-repeated="16382"/>
        </table:table-row>
        <table:table-row table:style-name="ro1">
          <table:table-cell office:value-type="float" office:value="1.64362194968685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5005504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style-name="ro1">
          <table:table-cell office:value-type="float" office:value="1.64362195042891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table:number-columns-repeated="16382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Guillem</dc:creator>
    <dc:date>2022-02-22T19:29:05Z</dc:date>
    <meta:editing-cycles>2</meta:editing-cycles>
    <meta:editing-duration>PT7492S</meta:editing-duration>
  </office:meta>
</office:document-meta>
</file>